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0P0" style:volatile="true">
      <number:number number:decimal-places="0" number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</number:number-style>
    <number:number-style style:name="N109">
      <number:text>-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08P0" style:volatile="true">
      <number:number number:decimal-places="2" number:min-decimal-places="2" number:min-integer-digits="1" number:grouping="true"/>
    </number:number-style>
    <number:number-style style:name="N10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8P0"/>
    </number:number-style>
    <number:time-style style:name="N107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5">
      <number:minutes number:style="long"/>
      <number:text>:</number:text>
      <number:seconds number:style="long" number:decimal-places="1"/>
    </number:time-style>
    <number:number-style style:name="N10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16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6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3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3P0"/>
    </number:number-style>
    <number:date-style style:name="N10111" number:language="it" number:country="IT">
      <number:day number:style="long"/>
      <number:text>-</number:text>
      <number:month number:textual="true"/>
    </number:date-style>
    <number:date-style style:name="N10110" number:language="it" number:country="IT">
      <number:month number:textual="true"/>
      <number:text>-</number:text>
      <number:year/>
    </number:date-style>
    <number:time-style style:name="N10109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7" number:language="it" number:country="IT">
      <number:hours/>
      <number:text>:</number:text>
      <number:minutes number:style="long"/>
    </number:time-style>
    <number:time-style style:name="N10106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05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17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7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7P0"/>
    </number:number-style>
    <number:date-style style:name="N1010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PageStyle_5f_Foglio1" style:display-name="PageStyle_Foglio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1-10T18:24:31.666395014</dc:date>
    <meta:editing-cycles>218</meta:editing-cycles>
    <meta:editing-duration>P5DT13H20M6S</meta:editing-duration>
    <meta:generator>LibreOffice/7.3.7.2$Linux_X86_64 LibreOffice_project/30$Build-2</meta:generator>
    <meta:document-statistic meta:table-count="1" meta:cell-count="4008" meta:object-count="0"/>
  </office:meta>
</office:document-meta>
</file>